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3.992cm"/>
    </style:style>
    <style:style style:name="pr6" style:family="presentation" style:parent-style-name="Default-subtitle">
      <style:graphic-properties draw:fill-color="#ffffff" fo:min-height="15.02cm"/>
    </style:style>
    <style:style style:name="pr7" style:family="presentation" style:parent-style-name="Default-notes">
      <style:graphic-properties draw:fill-color="#ffffff" fo:min-height="13.364cm"/>
    </style:style>
    <style:style style:name="pr8" style:family="presentation" style:parent-style-name="Default-subtitle">
      <style:graphic-properties draw:fill-color="#ffffff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2pt" style:font-size-asian="22pt" style:font-size-complex="22pt"/>
    </style:style>
    <style:style style:name="P4" style:family="paragraph">
      <style:paragraph-properties fo:text-align="start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44pt" style:font-size-complex="44pt"/>
    </style:style>
    <style:style style:name="P7" style:family="paragraph">
      <style:text-properties fo:font-size="24pt" style:font-size-asian="32pt" style:font-size-complex="32pt"/>
    </style:style>
    <style:style style:name="P8" style:family="paragraph">
      <style:text-properties fo:font-size="20pt" style:font-size-asian="26pt" style:font-size-complex="26pt"/>
    </style:style>
    <style:style style:name="P9" style:family="paragraph">
      <style:text-properties fo:font-size="26pt" style:font-size-asian="36pt" style:font-size-complex="36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text-position="-33% 58%"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ize="32pt" style:font-size-asian="44pt" style:font-size-complex="44pt"/>
    </style:style>
    <style:style style:name="T9" style:family="text">
      <style:text-properties fo:font-size="28pt" fo:font-style="italic" style:font-size-asian="40pt" style:font-style-asian="italic" style:font-size-complex="40pt" style:font-style-complex="italic"/>
    </style:style>
    <style:style style:name="T10" style:family="text">
      <style:text-properties fo:font-size="24pt" style:font-size-asian="32pt" style:font-size-complex="32pt"/>
    </style:style>
    <style:style style:name="T11" style:family="text">
      <style:text-properties fo:font-size="24pt" fo:font-style="italic" style:font-size-asian="32pt" style:font-style-asian="italic" style:font-size-complex="32pt" style:font-style-complex="italic"/>
    </style:style>
    <style:style style:name="T12" style:family="text">
      <style:text-properties fo:font-style="italic" style:text-underline-style="none" style:font-style-asian="italic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ize="32pt" fo:font-style="italic" fo:font-weight="normal" style:font-size-asian="44pt" style:font-style-asian="italic" style:font-weight-asian="normal" style:font-size-complex="44pt" style:font-style-complex="italic" style:font-weight-complex="normal"/>
    </style:style>
    <style:style style:name="T15" style:family="text">
      <style:text-properties fo:font-size="32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16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7" style:family="text">
      <style:text-properties fo:font-size="32pt" fo:font-style="italic" style:font-size-asian="44pt" style:font-style-asian="italic" style:font-size-complex="44pt" style:font-style-complex="italic"/>
    </style:style>
    <style:style style:name="T18" style:family="text">
      <style:text-properties fo:font-size="32pt" fo:font-style="normal" style:font-size-asian="44pt" style:font-style-asian="normal" style:font-size-complex="44pt" style:font-style-complex="normal"/>
    </style:style>
    <style:style style:name="T19" style:family="text">
      <style:text-properties fo:font-size="20pt" style:font-size-asian="26pt" style:font-size-complex="26pt"/>
    </style:style>
    <style:style style:name="T20" style:family="text">
      <style:text-properties style:text-position="-33% 58%"/>
    </style:style>
    <style:style style:name="T2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2" style:family="text">
      <style:text-properties fo:font-size="26pt" style:font-size-asian="36pt" style:font-size-complex="36pt"/>
    </style:style>
    <style:style style:name="T23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orin besteht die Zielsetzung der Hamilton-Mechanik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Begriffsbildungen und mathematische Zusammenhänge des Hamilton-Formalismus erweisen sich als hilfreich für einen Anschluss an die Gesetzmäßigkeiten der Qantenmechani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Stellen Sie die Vor- und Nachteile der Newton’schen und der Lagrange’schen Formulierung der Klassischen Mechanik gegenüber.</text:span></text:p>
          </draw:text-box>
        </draw:frame>
        <draw:frame presentation:style-name="pr5" draw:text-style-name="P3" draw:layer="layout" svg:width="12.6cm" svg:height="15.105cm" svg:x="1.3cm" svg:y="5.47cm" presentation:class="subtitle" presentation:user-transformed="true">
          <draw:text-box>
            <text:p text:style-name="P2"><text:span text:style-name="T2"><text:tab/></text:span><text:span text:style-name="T2">Newton-Mechanik:</text:span></text:p>
            <text:list text:style-name="L2">
              <text:list-item>
                <text:p text:style-name="P2"><text:span text:style-name="T2">Sehr allgemein</text:span></text:p>
              </text:list-item>
              <text:list-item>
                <text:p text:style-name="P2"><text:span text:style-name="T2">Alle Typen von Kräften zugelassen</text:span></text:p>
              </text:list-item>
              <text:list-item>
                <text:p text:style-name="P2"><text:span text:style-name="T2">Lösungen der Bewegungsgleichungen manifestieren sich anschaulich als Teilchenbahnen</text:span></text:p>
              </text:list-item>
              <text:list-item>
                <text:p text:style-name="P2"><text:span text:style-name="T2">Ist nur in Inertialsystemen gültig</text:span></text:p>
              </text:list-item>
              <text:list-item>
                <text:p text:style-name="P2"><text:span text:style-name="T2">Zwangskräfte müssen explizit in den Bewegungsgleichungen berücksichtigt werden</text:span></text:p>
              </text:list-item>
              <text:list-item>
                <text:p text:style-name="P2"><text:span text:style-name="T2">Nicht forminvariant gegenüber Koordinatentransformationen</text:span></text:p>
              </text:list-item>
            </text:list>
            <text:p text:style-name="P2"><text:span text:style-name="T2"/></text:p>
            <text:p text:style-name="P2"><text:span text:style-name="T2"/></text:p>
            <text:p text:style-name="P2"><text:span text:style-name="T2"/></text:p>
            <text:p text:style-name="P2"><text:span text:style-name="T2"/></text:p>
          </draw:text-box>
        </draw:frame>
        <draw:frame presentation:style-name="pr6" draw:text-style-name="P4" draw:layer="layout" svg:width="12.6cm" svg:height="15.553cm" svg:x="14.3cm" svg:y="5.234cm">
          <draw:text-box>
            <text:p text:style-name="P2"><text:span text:style-name="T3"><text:tab/></text:span><text:span text:style-name="T3">Lagrange-Mechanik:</text:span></text:p>
            <text:list text:style-name="L2">
              <text:list-item>
                <text:p text:style-name="P2"><text:span text:style-name="T3">In allen Koordinatensystemen gültig</text:span></text:p>
              </text:list-item>
              <text:list-item>
                <text:p text:style-name="P2"><text:span text:style-name="T3">Zwangskräfte sind eleminiert</text:span></text:p>
              </text:list-item>
              <text:list-item>
                <text:p text:style-name="P2"><text:span text:style-name="T3">Forminvariant unter Punkttransformationen</text:span></text:p>
              </text:list-item>
              <text:list-item>
                <text:p text:style-name="P2"><text:span text:style-name="T3">Wird aus fundamentalen Prinzipien wie dem Differentialprinzip von d'Alambert oder dem Integralprinzip von Hamilton abgeleitet und nicht aus den Newton'schen Axiomen</text:span></text:p>
              </text:list-item>
              <text:list-item>
                <text:p text:style-name="P2"><text:span text:style-name="T3">Generalisierte Koordinaten können beliebige physikalische Größen sein und nicht notwendigerweise Längen, man benötigt eine Rücktransformation um Teilchenbahnen zu erhalten</text:span></text:p>
              </text:list-item>
              <text:list-item>
                <text:p text:style-name="P2"><text:span text:style-name="T3">Kein einheitliches Konzept zur Behandlung aller denkbaren Typen von Zwangsbedingung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Variablentransformation findet beim Übergang von der Lagrange- zur Hamilton-Mechanik stat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Generalisierte Geschwindigkeiten werden durch generalisierte Impulse ersetzt:</text:p>
            <text:p/>
            <text:p/>
          </draw:text-box>
        </draw:frame>
        <draw:frame draw:style-name="gr2" draw:text-style-name="P5" draw:layer="layout" svg:width="7.711cm" svg:height="1.033cm" svg:x="10.144cm" svg:y="11.383cm">
          <text:p/>
          <draw:object xlink:href="../Variablentransformation%20von%20der%20Lagrange-%20zur%20Hamilton-Mechanik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Legendre-Transformierte der Funktion <text:span text:style-name="T4">f</text:span>(<text:span text:style-name="T4">x</text:span>,<text:span text:style-name="T4">y</text:span>) bezüglich der Variablen <text:span text:style-name="T4">y</text:span>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16.208cm" svg:height="2.405cm" svg:x="5.895cm" svg:y="9.297cm">
          <text:p/>
          <draw:object xlink:href="../Legendre-Transformierte%20von%20f(x,y)%20bezüglich%20y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1" draw:text-style-name="P1" draw:layer="layout" svg:width="25.199cm" svg:height="4.714cm" svg:x="1.4cm" svg:y="0.232cm" presentation:class="title" presentation:user-transformed="true">
          <draw:text-box>
            <text:p><text:span text:style-name="T1">Was sind die aktiven, was die passiven Variablen bei der Transformation von der Lagrange- auf die Hamilton-Funktion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neralisierten Geschwindigkeiten sind die aktive,</text:p>
            <text:p>die generalisierten Koordinaten die passive Variable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die Hamilton’schen Bewegungsgleichungen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8.793cm" svg:height="6.93cm" svg:x="9.603cm" svg:y="7.034cm">
          <text:p/>
          <draw:object xlink:href="../Hamilton'sche%20Bewegungsgleichungen.odf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chreiben die <text:span text:style-name="T4">Kanonischen Gleichungen</text:span>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ie Bewegung des Systems im 2<text:span text:style-name="T4">S</text:span>-dimensionalen <text:span text:style-name="T4">Phasenrau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Durch was wird der 2<text:span text:style-name="T4">S</text:span>-dimensionale Phasenraum aufgespannt?</text:p>
          </draw:text-box>
        </draw:frame>
        <draw:frame presentation:style-name="pr8" draw:layer="layout" svg:width="25.199cm" svg:height="12.18cm" svg:x="1.4cm" svg:y="4.914cm" presentation:class="subtitle">
          <draw:text-box>
            <text:p>Durch die Variablen <text:span text:style-name="T4">q</text:span><text:span text:style-name="T5">i</text:span> und <text:span text:style-name="T4">p</text:span><text:span text:style-name="T5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Unter welchen Voraussetzungen ist <text:span text:style-name="T4">H</text:span> mit der Gesamtenergie des Systems identisch?</text:p>
          </draw:text-box>
        </draw:frame>
        <draw:frame presentation:style-name="pr2" draw:layer="layout" svg:width="25.199cm" svg:height="12.18cm" svg:x="1.4cm" svg:y="4.914cm" presentation:class="subtitle">
          <draw:text-box>
            <text:p>Unter <text:span text:style-name="T6">skleronomen Zwangsbedingungen</text:span>, genauer bei</text:p>
            <text:p/>
          </draw:text-box>
        </draw:frame>
        <draw:frame draw:style-name="gr2" draw:text-style-name="P5" draw:layer="layout" svg:width="4.086cm" svg:height="1.168cm" svg:x="11.956cm" svg:y="11.315cm">
          <text:p/>
          <draw:object xlink:href="../skleronome%20Zwangsbedingungen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eigen Sie, dass totales und partielles Zeitdifferential von <text:span text:style-name="T4">H</text:span> identisch sind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24.188cm" svg:height="5.9cm" svg:x="1.905cm" svg:y="7.549cm">
          <text:p/>
          <draw:object xlink:href="../Totale%20und%20partielle%20Zeitableitung%20der%20Hamiltonfunktion.odf" xlink:type="simple" xlink:show="embed" xlink:actuate="onLoad"/>
          <draw:image xlink:href="./ObjectReplacements/Object 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Vorteil bringen zyklische Koordinaten im Hamilton-Formalismus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<text:span text:style-name="T4">H</text:span><text:span text:style-name="T7">, sofern keine explizite Zeitabhängigkeit vorliegt,</text:span><text:span text:style-name="T7"> ein Integral der Bewegung ist, eliminieren zyklische Koordinaten Freiheitsgrad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as ist die Idee des Routh-Formalismus? Wie hängt die Routh- mit der Hamilton-Funktion zusammen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findet man die Hamilton-Funktion eines physikalischen System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t die Hamilton-Funktion des harmonischen Oszillator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r Hamilton-Funktion unterliegt die Bewegung eines Teilchens der Masse </text:span><text:span text:style-name="T9">m</text:span><text:span text:style-name="T1"> und der Ladung <text:s text:c="3"/>im elektromagnetischen Feld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5" draw:layer="layout" svg:width="0.87cm" svg:height="1.4cm" svg:x="22.775cm" svg:y="1.783cm">
          <text:p/>
          <draw:object xlink:href="../Ladung%20q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4" draw:text-style-name="P7" draw:layer="layout" svg:width="25.199cm" svg:height="4.027cm" svg:x="1.4cm" svg:y="0.575cm" presentation:class="title" presentation:user-transformed="true">
          <draw:text-box>
            <text:p><text:span text:style-name="T10">Formulieren Sie die Hamilton-Funktionen in Zylinder- und in Kugelkoordinaten für ein Teilchen der Masse </text:span><text:span text:style-name="T11">m</text:span><text:span text:style-name="T10">, das einer konservativen Kraft, aber keinen Zwangsbedingungen unterlieg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Nennen und kommentieren Sie die wichtigsten Integralprinzipien der Klassischen Mechanik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modifizierten Hamilton’schen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mulieren Sie präzise die Variationsvorschrift für das <text:span text:style-name="T4">modifizierte Hamilton’sche Prinzip</text:span>.</text:p>
          </draw:text-box>
        </draw:frame>
        <draw:frame presentation:style-name="pr2" draw:layer="layout" svg:width="25.199cm" svg:height="12.18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Worin sehen Sie charakteristische Unterschiede zwischen dem </text:span><text:span text:style-name="T9">ursprünglichen</text:span><text:span text:style-name="T1"> und dem </text:span><text:span text:style-name="T9">modifizierten Hamilton’schen Prinzip</text:span><text:span text:style-name="T1">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ie <text:span text:style-name="T4">Wirkung A</text:span> 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sagt das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odurch unterscheiden sich die Variationsvorschriften für das Hamilton’sche Prinzip und das Prinzip der kleinsten Wirk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n Spezialfall betrifft das <text:span text:style-name="T4">Fermat’sche Prinzip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versteht man unter dem <text:span text:style-name="T4">Prinzip der kürzesten Ankunft</text:span>, was unter dem <text:span text:style-name="T4">Prinzip des kürzesten Weges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unterscheidet sich das Jacobi-Prinzip vom <text:span text:style-name="T4">Prinzip der kleinsten Wirkung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m <text:span text:style-name="T4">metrischen Tensor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Formulieren Sie das Jacobi-Prinzip für die kräftefreie Bewegung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durch Angabe der Konfigurationsbahn ein mechanisches Problem gelöst? Mit Begründung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<text:span text:style-name="T4">Ereignisraum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n welchen Darstellungsräumen spielen sich Lagrange- und Hamilton-Formalismus ab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 <text:span text:style-name="T4">Ereignis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sieht die<text:span text:style-name="T7"> </text:span><text:span text:style-name="T4">Phasenbahn</text:span> des linearen, harmonischen Oszillators aus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finieren Sie den Zustandsraum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t der Begriff <text:span text:style-name="T4">Zustand ψ</text:span>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1" draw:text-style-name="P1" draw:layer="layout" svg:width="25.199cm" svg:height="4.714cm" svg:x="1.4cm" svg:y="0.233cm" presentation:class="title" presentation:user-transformed="true">
          <draw:text-box>
            <text:p><text:span text:style-name="T1">Welche Minimalinformation wird benötigt, um sämtliche mechanischen Eigenschaften eines allgemeinen </text:span><text:span text:style-name="T9">N</text:span><text:span text:style-name="T1">-Teilchensystems festzuleg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rum muss die Zeitentwicklung eines Zustands <text:span text:style-name="T12">ψ</text:span> aus einer Differentialgleichung erster Ordnung fol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ie Konfiguration <text:span text:style-name="T13">q</text:span><text:span text:style-name="T7">(</text:span><text:span text:style-name="T4">t </text:span><text:span text:style-name="T7">)</text:span> eines mechanischen Systems noch kein <text:span text:style-name="T4">Zustand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ist die Poisson-Klammer definiert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Formulieren Sie die Bewegungsgleichung einer beliebigen Phasenfunktion <text:span text:style-name="T4">f</text:span> (<text:span text:style-name="T13">q</text:span>, <text:span text:style-name="T13">p</text:span>, <text:span text:style-name="T4">t</text:span><text:span text:style-name="T7"> </text:span>) mit Hilfe der Poisson-Klammer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Weise hängt die Poisson-Klammer von der Wahl der kanonischen Variablen (<text:span text:style-name="T13">q</text:span>, <text:span text:style-name="T13">p</text:span>) ab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n die <text:span text:style-name="T4">fundamentalen Poisson-Klammern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Zählen Sie einige formale Eigenschaften der Poisson-Klammer auf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Jacobi-Identitä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6" draw:layer="layout" svg:width="25.199cm" svg:height="4.51cm" svg:x="1.4cm" svg:y="0.335cm" presentation:class="title" presentation:user-transformed="true">
          <draw:text-box>
            <text:p><text:span text:style-name="T8">Wie kann man die Poisson-Klammer benutzen, um zu sehen, dass </text:span><text:span text:style-name="T14">F</text:span><text:span text:style-name="T15"> </text:span><text:span text:style-name="T8">(</text:span><text:span text:style-name="T16">q</text:span><text:span text:style-name="T8">, </text:span><text:span text:style-name="T16">p</text:span><text:span text:style-name="T8">, </text:span><text:span text:style-name="T17">t</text:span><text:span text:style-name="T18"> </text:span><text:span text:style-name="T8">) ein Integral der Bewegung darstellt?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besagt der <text:span text:style-name="T4">Poisson’sche Satz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4" draw:text-style-name="P1" draw:layer="layout" svg:width="25.199cm" svg:height="4.714cm" svg:x="1.4cm" svg:y="0.233cm" presentation:class="title" presentation:user-transformed="true">
          <draw:text-box>
            <text:p><text:span text:style-name="T1">Erläutern Sie, warum man die Klassische Mechanik und die Quantenmechanik als verschiedene Realisierungen derselben mathematischen Struktur auffassen kann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1" draw:text-style-name="P8" draw:layer="layout" svg:width="25.199cm" svg:height="3.506cm" svg:x="1.4cm" svg:y="0.835cm" presentation:class="title" presentation:user-transformed="true">
          <draw:text-box>
            <text:p><text:span text:style-name="T19">Was ist die tiefere Ursache für die Invarianz der Lagrange’schen Bewegungsgleichungen gegenüber Punkttransformationen im Konfigurationsraum und gegenüber mechanischen Eichtransformation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ändert sich die Hamilton-Funktion bei einer mechanischen Eich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passiert bei einer mechanischen Eichtransformation mit den kanonischen Bewegungsgleichung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5.014cm" svg:x="1.4cm" svg:y="0.083cm" presentation:class="title" presentation:user-transformed="true">
          <draw:text-box>
            <text:p>Sind durch die generalisierten Koordinaten <text:span text:style-name="T4">q</text:span><text:span text:style-name="T20">1</text:span>,...,<text:span text:style-name="T4">q</text:span><text:span text:style-name="T5">S</text:span> die generalisierten Impulse <text:span text:style-name="T21">p</text:span><text:span text:style-name="T5">j</text:span> eindeutig festgeleg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r Phasen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Bedeutung haben kanonische Transformation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ann nennt man kanonische Transformationen <text:span text:style-name="T4">kanonisch im engeren Sinne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4" draw:text-style-name="P9" draw:layer="layout" svg:width="25.199cm" svg:height="4.384cm" svg:x="1.4cm" svg:y="0.398cm" presentation:class="title" presentation:user-transformed="true">
          <draw:text-box>
            <text:p><text:span text:style-name="T22">Nennen Sie im Zusammenhang mit dem modifizierten Hamilton’schen Prinzip ein erstes Kriterium dafür, dass eine Phasentransformation (</text:span><text:span text:style-name="T23">q</text:span><text:span text:style-name="T22">, </text:span><text:span text:style-name="T23">p</text:span><text:span text:style-name="T22">) −→ (¯</text:span><text:span text:style-name="T23">q</text:span><text:span text:style-name="T22">, ¯</text:span><text:span text:style-name="T23">p</text:span><text:span text:style-name="T22">) kanonisch ist.</text:span>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4">Erzeugenden</text:span> einer kanonischen Transformati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elche Typen von erzeugenden Funktionen für kanonische Transformationen kennen Sie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4.51cm" svg:x="1.4cm" svg:y="0.335cm" presentation:class="title" presentation:user-transformed="true">
          <draw:text-box>
            <text:p>Was ist das gemeinsame Merkmal von erzeugenden Funktionen für kanonische Transformatione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Nennen Sie mindestens zwei erzeugende Funktionen für eine Phasentransformation, die Impulse und Orte miteinander vertauscht.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<text:span text:style-name="T4">Erzeugende</text:span> vermittelt eine identische Transformation?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ie sieht die <text:span text:style-name="T4">Erzeugende</text:span> für eine Punkttransformation im Konfigurationsraum aus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1" draw:layer="layout" svg:width="25.199cm" svg:height="4.51cm" svg:x="1.4cm" svg:y="0.335cm" presentation:class="title" presentation:user-transformed="true">
          <draw:text-box>
            <text:p>Was passiert bei der <text:span text:style-name="T4">Erzeugenden</text:span> für eine Punkttransformation im Konfigurationsraum mit den kanonischen Impuls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Nennen Sie mindestens zwei Kriterien für die Kanonizität einer Phasentransformation.</text:p>
          </draw:text-box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brima2" svg:font-family="Ebrima" style:font-adornments="Regul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Ebrima" svg:font-family="Ebrima" style:font-family-generic="roman" style:font-pitch="variable"/>
    <style:font-face style:name="Ebrima1" svg:font-family="Ebrim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Calibri2" svg:font-family="Calibri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alibri2" fo:font-family="Calibri" style:font-style-name="Regular" style:font-family-generic="swiss" style:font-pitch="variable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4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Ebrima2" fo:font-family="Ebrima" style:font-style-name="Regular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00H04M55S</meta:editing-duration>
    <meta:editing-cycles>2</meta:editing-cycles>
    <meta:generator>LibreOffice/4.1.4.2$Windows_x86 LibreOffice_project/0a0440ccc0227ad9829de5f46be37cfb6edcf72</meta:generator>
    <dc:date>2014-05-08T18:44:57.041000000</dc:date>
    <meta:document-statistic meta:object-count="312"/>
  </office:meta>
</office:document-meta>
</file>